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314343409" calcext:value-type="float">
            <text:p>2314343409</text:p>
          </table:table-cell>
          <table:table-cell office:value-type="string" calcext:value-type="string">
            <text:p>Milissegundos 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219551981" calcext:value-type="float">
            <text:p>2219551981</text:p>
          </table:table-cell>
          <table:table-cell office:value-type="string" calcext:value-type="string">
            <text:p>Milissegundos 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91676672" calcext:value-type="float">
            <text:p>2191676672</text:p>
          </table:table-cell>
          <table:table-cell office:value-type="string" calcext:value-type="string">
            <text:p>Milissegundos 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63188662" calcext:value-type="float">
            <text:p>2163188662</text:p>
          </table:table-cell>
          <table:table-cell office:value-type="string" calcext:value-type="string">
            <text:p>Milissegundos 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73241881" calcext:value-type="float">
            <text:p>2173241881</text:p>
          </table:table-cell>
          <table:table-cell office:value-type="string" calcext:value-type="string">
            <text:p>Milissegundos 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96518162" calcext:value-type="float">
            <text:p>2196518162</text:p>
          </table:table-cell>
          <table:table-cell office:value-type="string" calcext:value-type="string">
            <text:p>Milissegundos 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201097032" calcext:value-type="float">
            <text:p>2201097032</text:p>
          </table:table-cell>
          <table:table-cell office:value-type="string" calcext:value-type="string">
            <text:p>Milissegundos 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76969512" calcext:value-type="float">
            <text:p>2176969512</text:p>
          </table:table-cell>
          <table:table-cell office:value-type="string" calcext:value-type="string">
            <text:p>Milissegundos 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204400929" calcext:value-type="float">
            <text:p>2204400929</text:p>
          </table:table-cell>
          <table:table-cell office:value-type="string" calcext:value-type="string">
            <text:p>Milissegundos 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72832661" calcext:value-type="float">
            <text:p>2172832661</text:p>
          </table:table-cell>
          <table:table-cell office:value-type="string" calcext:value-type="string">
            <text:p>Milissegundos 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83900183" calcext:value-type="float">
            <text:p>2183900183</text:p>
          </table:table-cell>
          <table:table-cell office:value-type="string" calcext:value-type="string">
            <text:p>Milissegundos 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89967780" calcext:value-type="float">
            <text:p>2189967780</text:p>
          </table:table-cell>
          <table:table-cell office:value-type="string" calcext:value-type="string">
            <text:p>Milissegundos 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85827368" calcext:value-type="float">
            <text:p>2185827368</text:p>
          </table:table-cell>
          <table:table-cell office:value-type="string" calcext:value-type="string">
            <text:p>Milissegundos 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207884141" calcext:value-type="float">
            <text:p>2207884141</text:p>
          </table:table-cell>
          <table:table-cell office:value-type="string" calcext:value-type="string">
            <text:p>Milissegundos 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208082713" calcext:value-type="float">
            <text:p>2208082713</text:p>
          </table:table-cell>
          <table:table-cell office:value-type="string" calcext:value-type="string">
            <text:p>Milissegundos 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97137376" calcext:value-type="float">
            <text:p>2197137376</text:p>
          </table:table-cell>
          <table:table-cell office:value-type="string" calcext:value-type="string">
            <text:p>Milissegundos 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91301039" calcext:value-type="float">
            <text:p>2191301039</text:p>
          </table:table-cell>
          <table:table-cell office:value-type="string" calcext:value-type="string">
            <text:p>Milissegundos 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92398154" calcext:value-type="float">
            <text:p>2192398154</text:p>
          </table:table-cell>
          <table:table-cell office:value-type="string" calcext:value-type="string">
            <text:p>Milissegundos 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211176191" calcext:value-type="float">
            <text:p>2211176191</text:p>
          </table:table-cell>
          <table:table-cell office:value-type="string" calcext:value-type="string">
            <text:p>Milissegundos 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206497024" calcext:value-type="float">
            <text:p>2206497024</text:p>
          </table:table-cell>
          <table:table-cell office:value-type="string" calcext:value-type="string">
            <text:p>Milissegundos 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216953117" calcext:value-type="float">
            <text:p>2216953117</text:p>
          </table:table-cell>
          <table:table-cell office:value-type="string" calcext:value-type="string">
            <text:p>Milissegundos 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88504219" calcext:value-type="float">
            <text:p>2188504219</text:p>
          </table:table-cell>
          <table:table-cell office:value-type="string" calcext:value-type="string">
            <text:p>Milissegundos 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86447387" calcext:value-type="float">
            <text:p>2186447387</text:p>
          </table:table-cell>
          <table:table-cell office:value-type="string" calcext:value-type="string">
            <text:p>Milissegundos 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77347409" calcext:value-type="float">
            <text:p>2177347409</text:p>
          </table:table-cell>
          <table:table-cell office:value-type="string" calcext:value-type="string">
            <text:p>Milissegundos 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206225142" calcext:value-type="float">
            <text:p>2206225142</text:p>
          </table:table-cell>
          <table:table-cell office:value-type="string" calcext:value-type="string">
            <text:p>Milissegundos 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206049228" calcext:value-type="float">
            <text:p>2206049228</text:p>
          </table:table-cell>
          <table:table-cell office:value-type="string" calcext:value-type="string">
            <text:p>Milissegundos 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68010449" calcext:value-type="float">
            <text:p>2168010449</text:p>
          </table:table-cell>
          <table:table-cell office:value-type="string" calcext:value-type="string">
            <text:p>Milissegundos 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211458729" calcext:value-type="float">
            <text:p>2211458729</text:p>
          </table:table-cell>
          <table:table-cell office:value-type="string" calcext:value-type="string">
            <text:p>Milissegundos 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99542219" calcext:value-type="float">
            <text:p>2199542219</text:p>
          </table:table-cell>
          <table:table-cell office:value-type="string" calcext:value-type="string">
            <text:p>Milissegundos 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209558678" calcext:value-type="float">
            <text:p>2209558678</text:p>
          </table:table-cell>
          <table:table-cell office:value-type="string" calcext:value-type="string">
            <text:p>Milissegundos 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79031625" calcext:value-type="float">
            <text:p>2179031625</text:p>
          </table:table-cell>
          <table:table-cell office:value-type="string" calcext:value-type="string">
            <text:p>Milissegundos 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227648159" calcext:value-type="float">
            <text:p>2227648159</text:p>
          </table:table-cell>
          <table:table-cell office:value-type="string" calcext:value-type="string">
            <text:p>Milissegundos 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90077984" calcext:value-type="float">
            <text:p>2190077984</text:p>
          </table:table-cell>
          <table:table-cell office:value-type="string" calcext:value-type="string">
            <text:p>Milissegundos 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214356542" calcext:value-type="float">
            <text:p>2214356542</text:p>
          </table:table-cell>
          <table:table-cell office:value-type="string" calcext:value-type="string">
            <text:p>Milissegundos 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96902178" calcext:value-type="float">
            <text:p>2196902178</text:p>
          </table:table-cell>
          <table:table-cell office:value-type="string" calcext:value-type="string">
            <text:p>Milissegundos 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85142231" calcext:value-type="float">
            <text:p>2185142231</text:p>
          </table:table-cell>
          <table:table-cell office:value-type="string" calcext:value-type="string">
            <text:p>Milissegundos 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94771671" calcext:value-type="float">
            <text:p>2194771671</text:p>
          </table:table-cell>
          <table:table-cell office:value-type="string" calcext:value-type="string">
            <text:p>Milissegundos 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211828419" calcext:value-type="float">
            <text:p>2211828419</text:p>
          </table:table-cell>
          <table:table-cell office:value-type="string" calcext:value-type="string">
            <text:p>Milissegundos 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93178094" calcext:value-type="float">
            <text:p>2193178094</text:p>
          </table:table-cell>
          <table:table-cell office:value-type="string" calcext:value-type="string">
            <text:p>Milissegundos </text:p>
          </table:table-cell>
          <table:table-cell office:value-type="float" office:value="2193" calcext:value-type="float">
            <text:p>21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205871253" calcext:value-type="float">
            <text:p>2205871253</text:p>
          </table:table-cell>
          <table:table-cell office:value-type="string" calcext:value-type="string">
            <text:p>Milissegundos 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76947365" calcext:value-type="float">
            <text:p>2176947365</text:p>
          </table:table-cell>
          <table:table-cell office:value-type="string" calcext:value-type="string">
            <text:p>Milissegundos 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94883704" calcext:value-type="float">
            <text:p>2194883704</text:p>
          </table:table-cell>
          <table:table-cell office:value-type="string" calcext:value-type="string">
            <text:p>Milissegundos 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200753120" calcext:value-type="float">
            <text:p>2200753120</text:p>
          </table:table-cell>
          <table:table-cell office:value-type="string" calcext:value-type="string">
            <text:p>Milissegundos 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56139326" calcext:value-type="float">
            <text:p>2156139326</text:p>
          </table:table-cell>
          <table:table-cell office:value-type="string" calcext:value-type="string">
            <text:p>Milissegundos 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227372535" calcext:value-type="float">
            <text:p>2227372535</text:p>
          </table:table-cell>
          <table:table-cell office:value-type="string" calcext:value-type="string">
            <text:p>Milissegundos 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87766316" calcext:value-type="float">
            <text:p>2187766316</text:p>
          </table:table-cell>
          <table:table-cell office:value-type="string" calcext:value-type="string">
            <text:p>Milissegundos 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89928784" calcext:value-type="float">
            <text:p>2189928784</text:p>
          </table:table-cell>
          <table:table-cell office:value-type="string" calcext:value-type="string">
            <text:p>Milissegundos 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65002253" calcext:value-type="float">
            <text:p>2165002253</text:p>
          </table:table-cell>
          <table:table-cell office:value-type="string" calcext:value-type="string">
            <text:p>Milissegundos 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167530580" calcext:value-type="float">
            <text:p>2167530580</text:p>
          </table:table-cell>
          <table:table-cell office:value-type="string" calcext:value-type="string">
            <text:p>Milissegundos 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207054971" calcext:value-type="float">
            <text:p>2207054971</text:p>
          </table:table-cell>
          <table:table-cell office:value-type="string" calcext:value-type="string">
            <text:p>Milissegundos 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EDIA</text:p>
          </table:table-cell>
          <table:table-cell table:formula="of:=AVERAGE([.F1:.F50])" office:value-type="float" office:value="2196.12" calcext:value-type="float">
            <text:p>2196,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vio</text:p>
          </table:table-cell>
          <table:table-cell table:formula="of:=STDEV([.F1];[.F50])" office:value-type="float" office:value="75.6604255869606" calcext:value-type="float">
            <text:p>75,66042558696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manh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</text:p>
          </table:table-cell>
          <table:table-cell table:formula="of:=[.F53]/SQRT([.F54])" office:value-type="float" office:value="10.7" calcext:value-type="float">
            <text:p>10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20:30:14.0072882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7:32:37.708004757</meta:creation-date>
    <dc:date>2019-06-07T20:31:03.453161228</dc:date>
    <meta:editing-duration>PT17M13S</meta:editing-duration>
    <meta:editing-cycles>5</meta:editing-cycles>
    <meta:generator>LibreOffice/6.0.6.2$Linux_X86_64 LibreOffice_project/00m0$Build-2</meta:generator>
    <meta:document-statistic meta:table-count="1" meta:cell-count="258" meta:object-count="0"/>
  </office:meta>
</office:document-meta>
</file>